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rray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ifat: duplikat, manipulasi lamba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14T16:04:18.363130728</dc:date>
    <meta:editing-duration>PT25M30S</meta:editing-duration>
    <meta:editing-cycles>2</meta:editing-cycles>
    <meta:generator>LibreOffice/5.1.4.2$Linux_X86_64 LibreOffice_project/10m0$Build-2</meta:generator>
    <meta:document-statistic meta:object-count="62"/>
  </office:meta>
</office:document-meta>
</file>